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text-properties style:font-name="Times New Roman1" fo:font-size="14pt"/>
    </style:style>
    <style:style style:name="P3" style:family="paragraph" style:parent-style-name="Preformatted_20_Text">
      <style:paragraph-properties fo:margin-top="0in" fo:margin-bottom="0.1965in"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SonATA Work Required for minimal functionality to run 3 beam, 72 MHz cluster:</text:p>
      <text:p text:style-name="P2"></text:p>
      <text:p text:style-name="P2">General:</text:p>
      <text:p text:style-name="P2"></text:p>
      <text:p text:style-name="P2"><text:s text:c="8"/>- Extensive Testing and Debugging</text:p>
      <text:p text:style-name="P2"><text:s text:c="8"/>- Resolve Network Architecture</text:p>
      <text:p text:style-name="P2"><text:s text:c="8"/>- Refactoring of code</text:p>
      <text:p text:style-name="P2"><text:s text:c="8"/>- Restructure directory tree to simplify SSE and sigproc common file access</text:p>
      <text:p text:style-name="P2"></text:p>
      <text:p text:style-name="P2">SSE work to be done:</text:p>
      <text:p text:style-name="P2"></text:p>
      <text:p text:style-name="P2"><text:s text:c="5"/>- Add channelizer &amp; DX code to SSE</text:p>
      <text:p text:style-name="P2"><text:s text:c="11"/>- component config &amp; startup</text:p>
      <text:p text:style-name="P2"><text:s text:c="11"/>- add DX interface &amp; proxy (adapted from PDM interface)</text:p>
      <text:p text:style-name="P2"><text:s text:c="11"/>- add channelizer interface &amp; proxy</text:p>
      <text:p text:style-name="P2"><text:s text:c="11"/>- channelizer tune &amp; sync</text:p>
      <text:p text:style-name="P2"><text:s text:c="11"/>- channel based tuning of DXs</text:p>
      <text:p text:style-name="P2"><text:s text:c="11"/>- monitor channelizer statistics (sent by multicast)</text:p>
      <text:p text:style-name="P2"><text:s text:c="4"/>- Add seeker multiresolution pulse configuration parameter(s)</text:p>
      <text:p text:style-name="P2"><text:s text:c="4"/>- New archiving device control (replacement for tape jukebox)</text:p>
      <text:p text:style-name="P2"><text:s text:c="4"/>- Modify Waterfall &amp; Baseline display programs to support</text:p>
      <text:p text:style-name="P2"><text:s text:c="8"/>Sonata data format changes</text:p>
      <text:p text:style-name="P2"><text:s text:c="4"/>- Remove code that handles obsolete components (ifc, tsig)</text:p>
      <text:p text:style-name="P2"><text:s text:c="9"/>from Makefiles, configurations, activities, etc.</text:p>
      <text:p text:style-name="P2"><text:s text:c="4"/>- May need multiple SSE machines/instances to handle increased</text:p>
      <text:p text:style-name="P2"><text:s text:c="9"/>message traffic. <text:s/>Determine how will they distribute the</text:p>
      <text:p text:style-name="P2"><text:s text:c="9"/>load, and be coordinated.</text:p>
      <text:p text:style-name="P2"></text:p>
      <text:p text:style-name="P2">Signal Processing work to be done:</text:p>
      <text:p text:style-name="P2"><text:s text:c="8"/>- Add monitor and control from the SSE to the channelizer <text:s text:c="6"/></text:p>
      <text:p text:style-name="P2"><text:s text:c="8"/>- Modify existing PDM interface for the DX</text:p>
      <text:p text:style-name="P2"><text:s text:c="8"/>- Singlet Pulse Handling</text:p>
      <text:p text:style-name="P2"><text:s text:c="8"/>- 256 and 512 Hz Pulse Resolution <text:s text:c="6"/></text:p>
      <text:p text:style-name="P2"><text:s text:c="8"/>- Finalize Archive Channel format and processing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e Jordan</meta:initial-creator>
    <meta:creation-date>2009-12-04T14:53:12</meta:creation-date>
    <dc:date>2009-12-04T15:03:03</dc:date>
    <dc:creator>Jane Jordan</dc:creator>
    <meta:editing-duration>PT00H06M32S</meta:editing-duration>
    <meta:editing-cycles>2</meta:editing-cycles>
    <meta:generator>OpenOffice.org/3.0$Unix OpenOffice.org_project/300m21$Build-9319</meta:generator>
    <meta:document-statistic meta:table-count="0" meta:image-count="0" meta:object-count="0" meta:page-count="1" meta:paragraph-count="34" meta:word-count="199" meta:character-count="1465"/>
    <meta:user-defined meta:name="Info 1"/>
    <meta:user-defined meta:name="Info 2"/>
    <meta:user-defined meta:name="Info 3"/>
    <meta:user-defined meta:name="Info 4"/>
  </office:meta>
</office:document-meta>
</file>